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bd92" officeooo:paragraph-rsid="0014bd92"/>
    </style:style>
    <style:style style:name="P2" style:family="paragraph" style:parent-style-name="Standard">
      <style:text-properties officeooo:rsid="001561c4" officeooo:paragraph-rsid="001561c4"/>
    </style:style>
    <style:style style:name="P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4bd92" officeooo:paragraph-rsid="0014bd92"/>
    </style:style>
    <style:style style:name="P4" style:family="paragraph" style:parent-style-name="Standard">
      <style:text-properties officeooo:rsid="001561c4" officeooo:paragraph-rsid="001561c4"/>
    </style:style>
    <style:style style:name="P5" style:family="paragraph" style:parent-style-name="Standard">
      <style:text-properties officeooo:rsid="00171afb" officeooo:paragraph-rsid="00171afb"/>
    </style:style>
    <style:style style:name="P6" style:family="paragraph" style:parent-style-name="Standard">
      <style:text-properties officeooo:rsid="00171afb" officeooo:paragraph-rsid="00174d5e"/>
    </style:style>
    <style:style style:name="P7" style:family="paragraph" style:parent-style-name="Standard">
      <style:text-properties officeooo:rsid="00171afb" officeooo:paragraph-rsid="0017d702"/>
    </style:style>
    <style:style style:name="T1" style:family="text">
      <style:text-properties officeooo:rsid="00174d5e"/>
    </style:style>
    <style:style style:name="T2" style:family="text">
      <style:text-properties officeooo:rsid="0017d70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it Toturial </text:p>
      <text:p text:style-name="P1"/>
      <text:p text:style-name="P1">1 – How to initialize git </text:p>
      <text:p text:style-name="P1"><text:tab/>git init</text:p>
      <text:p text:style-name="P2">2 – Learn how to create repository in github ..</text:p>
      <text:p text:style-name="P2">3 - <text:s/>Learn and practice how to add remote repository.</text:p>
      <text:p text:style-name="P2"/>
      <text:p text:style-name="P5">Purpose of git clone : - </text:p>
      <text:p text:style-name="P5"><text:tab/><text:tab/><text:tab/> <text:s/>git clone command clone the remote repository on the local repository, and all the data presented in the remote repository will also presented in our local repository with the help of git clone commands.</text:p>
      <text:p text:style-name="P5">Example : - </text:p>
      <text:p text:style-name="P6"><text:tab/> git clone <text:a xlink:type="simple" xlink:href="https://github.com/Gajendra21Singh/training.git" text:style-name="Internet_20_link" text:visited-style-name="Visited_20_Internet_20_Link">https://github.com/Gajendra21Singh/training.git</text:a></text:p>
      <text:p text:style-name="P6"/>
      <text:p text:style-name="P7"><text:span text:style-name="T1">Purpose of ssh key : - for secure connection </text:span></text:p>
      <text:p text:style-name="P7"><text:span text:style-name="T2">there are basicly two key are generated, public and private .</text:span></text:p>
      <text:p text:style-name="P7"><text:span text:style-name="T2">Public key for center repository and private repository for local repository</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ogle Sans" svg:font-family="'Google Sans',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2T14:47:41.467644957</meta:creation-date>
    <dc:date>2021-05-13T11:32:11.613321970</dc:date>
    <meta:editing-duration>PT3H6M46S</meta:editing-duration>
    <meta:editing-cycles>5</meta:editing-cycles>
    <meta:generator>LibreOffice/6.0.7.3$Linux_X86_64 LibreOffice_project/00m0$Build-3</meta:generator>
    <meta:document-statistic meta:table-count="0" meta:image-count="0" meta:object-count="0" meta:page-count="1" meta:paragraph-count="12" meta:word-count="105" meta:character-count="635" meta:non-whitespace-character-count="525"/>
  </office:meta>
</office:document-meta>
</file>